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806in"/>
    </style:style>
    <style:style style:name="Table1.4" style:family="table-row">
      <style:table-row-properties style:min-row-height="0.4903in"/>
    </style:style>
    <style:style style:name="Table1.5" style:family="table-row">
      <style:table-row-properties style:min-row-height="1.1993in"/>
    </style:style>
    <style:style style:name="Table1.6" style:family="table-row">
      <style:table-row-properties style:min-row-height="1.6736in"/>
    </style:style>
    <style:style style:name="P1" style:family="paragraph" style:parent-style-name="Preformatted_20_Text">
      <style:text-properties officeooo:rsid="001d1467" officeooo:paragraph-rsid="001d1467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1d1467" officeooo:paragraph-rsid="001d1467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Mono" fo:font-size="10pt" officeooo:rsid="001d1467" officeooo:paragraph-rsid="001d1467" style:font-name-asian="Nimbus Mono L" style:font-size-asian="10pt" style:font-name-complex="Liberation Mono" style:font-size-complex="10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d1467" officeooo:paragraph-rsid="001d1467" style:font-name-asian="Nimbus Mono L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weight="bold" officeooo:rsid="001d1467" officeooo:paragraph-rsid="001d1467" style:font-weight-asian="bold" style:font-weight-complex="bold"/>
    </style:style>
    <style:style style:name="P6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06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list of not working buttons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utton`s name </text:p>
            <text:p text:style-name="P3"/>
          </table:table-cell>
          <table:table-cell table:style-name="Table1.B1" office:value-type="string">
            <text:p text:style-name="P4">Function`s description</text:p>
          </table:table-cell>
        </table:table-row>
        <table:table-row table:style-name="Table1.2">
          <table:table-cell table:style-name="Table1.A2" office:value-type="string">
            <text:p text:style-name="P1"><text:span text:style-name="T1">Speak</text:span> → 1. Speak file…</text:p>
            <text:p text:style-name="P1"><text:s text:c="8"/>2. Pause</text:p>
            <text:p text:style-name="P3"><text:s text:c="8"/>3. Stop</text:p>
          </table:table-cell>
          <table:table-cell table:style-name="Table1.B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3"><text:span text:style-name="T1">Voice</text:span> → Select Voice Variant...</text:p>
          </table:table-cell>
          <table:table-cell table:style-name="Table1.B2" office:value-type="string">
            <text:p text:style-name="P1">A Voice file specifies a language (and possibly a language variant or dialect) together with various attributes that affect the characteristics of the voice quality and how the language is spoken.</text:p>
            <text:p text:style-name="P1">Voice files are placed in the espeak-data/voices directory, or within subdirectories in there.</text:p>
            <text:p text:style-name="P1">The available voice files can be listed by:</text:p>
            <text:p text:style-name="P1"><text:s text:c="3"/>espeak --voices</text:p>
            <text:p text:style-name="P1">or</text:p>
            <text:p text:style-name="P1"><text:s text:c="3"/>espeak --voices=&lt;language&gt;</text:p>
            <text:p text:style-name="P1">also </text:p>
            <text:p text:style-name="P1"><text:s text:c="3"/>espeak --voices=&lt;variant&gt;</text:p>
            <text:p text:style-name="P1">Lists voice variants which can be applied to eSpeak voices. </text:p>
            <text:p text:style-name="P1"><text:s text:c="3"/>espeak --voices=&lt;mbrola&gt;</text:p>
            <text:p text:style-name="P3">Lists the Mbrola voices. </text:p>
          </table:table-cell>
        </table:table-row>
        <table:table-row table:style-name="Table1.4">
          <table:table-cell table:style-name="Table1.A2" office:value-type="string">
            <text:p text:style-name="P1"/>
            <text:p text:style-name="P3"><text:span text:style-name="T1">Options</text:span> → Speak character name</text:p>
          </table:table-cell>
          <table:table-cell table:style-name="Table1.B2" office:value-type="string">
            <text:p text:style-name="P6"/>
          </table:table-cell>
        </table:table-row>
        <table:table-row table:style-name="Table1.5">
          <table:table-cell table:style-name="Table1.A2" office:value-type="string">
            <text:p text:style-name="P1"><text:span text:style-name="T1">Tools </text:span>→ </text:p>
            <text:p text:style-name="P1"><text:span text:style-name="T2">1</text:span>. → Process Lexicon → Languages</text:p>
            <text:p text:style-name="P1"><text:span text:style-name="T2">2</text:span>. → Convert file to UTF8...</text:p>
            <text:p text:style-name="P1"><text:span text:style-name="T2">3</text:span>. → Count word frequencies </text:p>
            <text:p text:style-name="P1"><text:span text:style-name="T2">4</text:span>. → Test (temporary)</text:p>
            <text:p text:style-name="P3"/>
          </table:table-cell>
          <table:table-cell table:style-name="Table1.B2" office:value-type="string">
            <text:p text:style-name="P6"/>
          </table:table-cell>
        </table:table-row>
        <table:table-row table:style-name="Table1.6">
          <table:table-cell table:style-name="Table1.A2" office:value-type="string">
            <text:p text:style-name="P1"><text:span text:style-name="T1">Compile</text:span> → </text:p>
            <text:p text:style-name="P1">1. Compile dictionary</text:p>
            <text:p text:style-name="P1">2. Compile dictionary (debug)</text:p>
            <text:p text:style-name="P1">3. Compile phoneme data <text:s text:c="6"/>22050HZ</text:p>
            <text:p text:style-name="P1">4. Compile at sample rate</text:p>
            <text:p text:style-name="P1">5. Compile mbrola phonemes list...</text:p>
            <text:p text:style-name="P1">6. Compile intonation data</text:p>
            <text:p text:style-name="P1">7. Layout ‘_rules’ files</text:p>
            <text:p text:style-name="P3">8. Sort ‘_rules’ files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8T16:50:03.457539814</dc:date>
    <meta:editing-duration>PT57M15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3" meta:word-count="168" meta:character-count="1051" meta:non-whitespace-character-count="879"/>
  </office:meta>
</office:document-meta>
</file>